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style:font-size-asian="12pt" style:font-size-complex="12pt"/>
    </style:style>
    <style:style style:name="P26" style:family="paragraph" style:parent-style-name="Table_20_Contents">
      <style:text-properties style:font-name="Garamond" fo:font-size="12pt" officeooo:rsid="00223a58" officeooo:paragraph-rsid="00223a58" style:font-size-asian="12pt" style:font-size-complex="12pt"/>
    </style:style>
    <style:style style:name="P27"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8" style:family="paragraph" style:parent-style-name="Heading_20_1">
      <style:text-properties style:font-name="Garamond" fo:font-size="10pt" fo:font-weight="normal" style:font-size-asian="10pt" style:font-weight-asian="normal" style:font-size-complex="10pt" style:font-weight-complex="normal"/>
    </style:style>
    <style:style style:name="P29"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0" style:family="paragraph" style:parent-style-name="Heading_20_1">
      <style:text-properties style:font-name="Garamond" fo:font-size="10pt" style:font-size-asian="10pt" style:font-size-complex="10pt"/>
    </style:style>
    <style:style style:name="P31" style:family="paragraph" style:parent-style-name="Table_20_Contents">
      <style:text-properties style:font-name="Garamond" fo:font-size="12pt" officeooo:rsid="002bc676" officeooo:paragraph-rsid="002bc676" style:font-size-asian="12pt" style:font-size-complex="12pt"/>
    </style:style>
    <style:style style:name="P32" style:family="paragraph" style:parent-style-name="Table_20_Contents">
      <style:paragraph-properties fo:text-align="center" style:justify-single-word="false"/>
      <style:text-properties style:font-name="Garamond" fo:font-size="10pt" officeooo:rsid="002bc676" officeooo:paragraph-rsid="002bc676" style:font-size-asian="10pt" style:font-size-complex="10pt"/>
    </style:style>
    <style:style style:name="P33"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34" style:family="paragraph" style:parent-style-name="Table_20_Contents">
      <style:text-properties style:use-window-font-color="true" style:font-name="Garamond" fo:font-size="10pt" fo:language="en" fo:country="US" fo:font-style="normal" officeooo:rsid="002bc676" officeooo:paragraph-rsid="002bc676" style:font-name-asian="Times New Roman" style:font-size-asian="10pt" style:font-style-asian="normal" style:font-name-complex="Times New Roman" style:font-size-complex="10pt" style:language-complex="ar" style:country-complex="SA" style:font-style-complex="normal"/>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Project Name</text:p>
          </table:table-cell>
          <table:table-cell table:style-name="Table5.A1" office:value-type="string">
            <text:p text:style-name="P31">UP Log</text:p>
          </table:table-cell>
          <table:table-cell table:style-name="Table5.A1" office:value-type="string">
            <text:p text:style-name="P26">Project ID</text:p>
          </table:table-cell>
          <table:table-cell table:style-name="Table5.D1" office:value-type="string">
            <text:p text:style-name="P31">7</text:p>
          </table:table-cell>
        </table:table-row>
        <table:table-row>
          <table:table-cell table:style-name="Table5.A2" office:value-type="string">
            <text:p text:style-name="P26">Reviewer’s Name</text:p>
          </table:table-cell>
          <table:table-cell table:style-name="Table5.A2" office:value-type="string">
            <text:p text:style-name="P31">Arian Allenson Valdez</text:p>
          </table:table-cell>
          <table:table-cell table:style-name="Table5.A2" office:value-type="string">
            <text:p text:style-name="P26">Sprint No.</text:p>
          </table:table-cell>
          <table:table-cell table:style-name="Table5.D2" office:value-type="string">
            <text:p text:style-name="P31">1</text:p>
          </table:table-cell>
        </table:table-row>
        <table:table-row>
          <table:table-cell table:style-name="Table5.A2" office:value-type="string">
            <text:p text:style-name="P26">Review Date</text:p>
          </table:table-cell>
          <table:table-cell table:style-name="Table5.D2" table:number-columns-spanned="3" office:value-type="string">
            <text:p text:style-name="P31">30 January 2020</text:p>
          </table:table-cell>
          <table:covered-table-cell/>
          <table:covered-table-cell/>
        </table:table-row>
        <table:table-row>
          <table:table-cell table:style-name="Table5.A2" office:value-type="string">
            <text:p text:style-name="P26">File Name</text:p>
            <text:p text:style-name="P13">(Source Code)</text:p>
          </table:table-cell>
          <table:table-cell table:style-name="Table5.D2" table:number-columns-spanned="3" office:value-type="string">
            <text:p text:style-name="P25">borrowable_item_controller.ex</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32">y</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32">y</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2">y</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32">y</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32">y</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dentions are 5 spaces. <text:span text:style-name="T4">TABS ARE NOT USED.</text:span></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line comments are found at the top of the statement using '/*' and '*/'.</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5">ambiguity</text:span> and improve code readability.</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32">y</text:p>
          </table:table-cell>
          <table:table-cell table:style-name="Table4.B2" office:value-type="string">
            <text:p text:style-name="P17"/>
          </table:table-cell>
          <table:table-cell table:style-name="Table4.D3" office:value-type="string">
            <text:p text:style-name="P17"/>
          </table:table-cell>
        </table:table-row>
      </table:table>
      <text:h text:style-name="P29" text:outline-level="1"/>
      <text:h text:style-name="P29" text:outline-level="1"/>
      <text:h text:style-name="P29"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34">index, new, create, show, edit, update, delete</text:p>
          </table:table-cell>
          <table:table-cell table:style-name="Table1.B2" office:value-type="string">
            <text:p text:style-name="P32">y</text:p>
          </table:table-cell>
          <table:table-cell table:style-name="Table1.B2" office:value-type="string">
            <text:p text:style-name="P32">y</text:p>
          </table:table-cell>
          <table:table-cell table:style-name="Table1.D3" office:value-type="string">
            <text:p text:style-name="P14"/>
          </table:table-cell>
        </table:table-row>
      </table:table>
      <text:p text:style-name="P9"/>
      <text:h text:style-name="P28" text:outline-level="1"><text:soft-page-break/></text:h>
      <text:h text:style-name="P28" text:outline-level="1"/>
      <text:p text:style-name="P8"/>
      <text:p text:style-name="P8"/>
      <text:p text:style-name="P8"/>
      <text:p text:style-name="P8"/>
      <text:h text:style-name="P30" text:outline-level="1">Reviewer’s Comments:<text:line-break/></text:h>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OHD General Programming Standards and Guidelines Summary Document</dc:title>
    <meta:initial-creator>LawrenceB</meta:initial-creator>
    <meta:creation-date>2007-08-13T11:01:00</meta:creation-date>
    <dc:date>2020-01-30T20:50:46.638663044</dc:date>
    <meta:print-date>2006-07-28T14:33:00</meta:print-date>
    <meta:editing-cycles>20</meta:editing-cycles>
    <meta:editing-duration>PT2H14M2S</meta:editing-duration>
    <meta:generator>LibreOffice/6.4.0.3$MacOSX_X86_64 LibreOffice_project/b0a288ab3d2d4774cb44b62f04d5d28733ac6df8</meta:generator>
    <meta:document-statistic meta:table-count="5" meta:image-count="0" meta:object-count="0" meta:page-count="3" meta:paragraph-count="82" meta:word-count="400" meta:character-count="2408" meta:non-whitespace-character-count="2075"/>
  </office:meta>
</office:document-meta>
</file>